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9" style:parent-style-name="Textbody" style:family="paragraph">
      <style:paragraph-properties fo:text-align="justify" fo:margin-bottom="0in" fo:line-height="150%"/>
    </style:style>
    <style:style style:name="T1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 style:parent-style-name="Textbody" style:family="paragraph">
      <style:paragraph-properties fo:text-align="justify" fo:margin-bottom="0in" fo:line-height="150%"/>
    </style:style>
    <style:style style:name="T2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0" style:parent-style-name="Textbody" style:family="paragraph">
      <style:paragraph-properties fo:text-align="justify" fo:margin-bottom="0in" fo:line-height="150%"/>
    </style:style>
    <style:style style:name="P31" style:parent-style-name="Textbody" style:family="paragraph">
      <style:paragraph-properties fo:text-align="justify" fo:margin-bottom="0in" fo:line-height="100%"/>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VarsayılanParagrafYazıTipi" style:family="text">
      <style:text-properties style:font-name="Ubuntu Condensed" style:font-name-complex="Times New Roman" style:language-asian="tr" style:country-asian="TR"/>
    </style:style>
    <style:style style:name="T4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1" style:parent-style-name="Textbody" style:family="paragraph">
      <style:paragraph-properties fo:text-align="justify" fo:margin-bottom="0in" fo:line-height="100%" fo:margin-left="2.4618in">
        <style:tab-stops/>
      </style:paragraph-properties>
      <style:text-properties style:font-name="Ubuntu Condensed" style:font-name-complex="Times New Roman" fo:font-weight="bold" style:font-weight-asian="bold" style:font-weight-complex="bold" style:language-asian="tr" style:country-asian="TR"/>
    </style:style>
    <style:style style:name="P42"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3" style:parent-style-name="Textbody" style:family="paragraph">
      <style:paragraph-properties fo:text-align="justify" fo:margin-bottom="0in" fo:line-height="150%"/>
    </style:style>
    <style:style style:name="T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0" style:parent-style-name="Standard" style:family="paragraph">
      <style:paragraph-properties fo:text-align="justify" fo:line-height="150%" fo:text-indent="0.4923in"/>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9" style:parent-style-name="Textbody" style:family="paragraph">
      <style:paragraph-properties fo:text-align="justify" fo:margin-bottom="0in" fo:line-height="150%"/>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1" style:parent-style-name="StrongEmphasis" style:family="text">
      <style:text-properties style:font-name="Bitstream Vera Sans" style:font-name-complex="Tahoma" fo:font-size="11pt" style:font-size-asian="11pt" style:font-size-complex="11pt"/>
    </style:style>
    <style:style style:name="T72" style:parent-style-name="StrongEmphasis" style:family="text">
      <style:text-properties style:font-name="Bitstream Vera Sans" style:font-name-complex="Tahoma" fo:font-size="11pt" style:font-size-asian="11pt" style:font-size-complex="11pt"/>
    </style:style>
    <style:style style:name="T73" style:parent-style-name="VarsayılanParagrafYazıTipi" style:family="text">
      <style:text-properties style:font-name="Bitstream Vera Sans" style:font-name-complex="Tahoma" fo:font-size="11pt" style:font-size-asian="11pt" style:font-size-complex="11pt"/>
    </style:style>
    <style:style style:name="T74" style:parent-style-name="VarsayılanParagrafYazıTipi" style:family="text">
      <style:text-properties style:font-name="Bitstream Vera Sans" style:font-name-complex="Tahoma" fo:font-size="11pt" style:font-size-asian="11pt" style:font-size-complex="11pt"/>
    </style:style>
    <style:style style:name="P75" style:parent-style-name="Textbody" style:family="paragraph">
      <style:paragraph-properties fo:text-align="justify" fo:margin-bottom="0in" fo:line-height="150%"/>
    </style:style>
    <style:style style:name="P76" style:parent-style-name="Textbody" style:family="paragraph">
      <style:paragraph-properties fo:text-align="justify" fo:margin-bottom="0in" fo:line-height="150%"/>
    </style:style>
    <style:style style:name="T7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3" style:parent-style-name="Textbody" style:family="paragraph">
      <style:paragraph-properties fo:text-align="justify" fo:margin-bottom="0in" fo:line-height="100%"/>
    </style:style>
    <style:style style:name="T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8" style:parent-style-name="Textbody" style:family="paragraph">
      <style:paragraph-properties fo:text-align="justify" fo:margin-bottom="0in" fo:line-height="100%"/>
      <style:text-properties fo:font-size="10pt" style:font-size-asian="10pt" style:font-size-complex="10pt"/>
    </style:style>
    <style:style style:name="P109" style:parent-style-name="Textbody" style:family="paragraph">
      <style:paragraph-properties fo:text-align="justify" fo:margin-bottom="0in" fo:line-height="100%"/>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1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3" style:parent-style-name="Textbody" style:family="paragraph">
      <style:paragraph-properties fo:text-align="justify" fo:margin-bottom="0in" fo:line-height="100%"/>
    </style:style>
    <style:style style:name="T1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style:text-position="super 63.6%" fo:font-size="11pt" style:font-size-asian="11pt" style:font-size-complex="11pt"/>
    </style:style>
    <style:style style:name="P118" style:parent-style-name="Textbody" style:family="paragraph">
      <style:paragraph-properties fo:text-align="justify" fo:margin-bottom="0in" fo:line-height="100%"/>
    </style:style>
    <style:style style:name="T1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P121" style:parent-style-name="Textbody" style:family="paragraph">
      <style:paragraph-properties fo:text-align="justify" fo:margin-bottom="0in" fo:line-height="100%"/>
    </style:style>
    <style:style style:name="T1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3" style:parent-style-name="VarsayılanParagrafYazıTipi" style:family="text">
      <style:text-properties style:font-name="Bitstream Vera Sans" style:font-name-complex="Tahoma"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28" style:parent-style-name="Textbody" style:family="paragraph">
      <style:paragraph-properties fo:text-align="justify" fo:margin-bottom="0in" fo:line-height="100%"/>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0" style:parent-style-name="StrongEmphasis" style:family="text">
      <style:text-properties style:font-name="Bitstream Vera Sans" style:font-name-complex="Tahoma" fo:font-size="11pt" style:font-size-asian="11pt" style:font-size-complex="11pt"/>
    </style:style>
    <style:style style:name="T13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VarsayılanParagrafYazıTipi" style:family="text">
      <style:text-properties style:font-name="Bitstream Vera Sans" style:font-name-complex="Tahoma" style:text-position="super 63.6%" fo:font-size="11pt" style:font-size-asian="11pt" style:font-size-complex="11pt"/>
    </style:style>
    <style:style style:name="P135" style:parent-style-name="Textbody" style:family="paragraph">
      <style:paragraph-properties fo:text-align="justify" fo:margin-bottom="0in" fo:line-height="100%"/>
    </style:style>
    <style:style style:name="T1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7" style:parent-style-name="StrongEmphasis" style:family="text">
      <style:text-properties style:font-name="Bitstream Vera Sans" style:font-name-complex="Tahoma" fo:font-size="11pt" style:font-size-asian="11pt" style:font-size-complex="11pt"/>
    </style:style>
    <style:style style:name="T1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style>
    <style:style style:name="P141" style:parent-style-name="Textbody" style:family="paragraph">
      <style:paragraph-properties fo:text-align="justify" fo:margin-bottom="0in" fo:line-height="100%"/>
    </style:style>
    <style:style style:name="T1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4" style:parent-style-name="StrongEmphasis" style:family="text">
      <style:text-properties style:font-name="Bitstream Vera Sans" style:font-name-complex="Tahoma" fo:font-size="11pt" style:font-size-asian="11pt" style:font-size-complex="11pt"/>
    </style:style>
    <style:style style:name="T145" style:parent-style-name="VarsayılanParagrafYazıTipi" style:family="text">
      <style:text-properties style:font-name="Bitstream Vera Sans" style:font-name-complex="Tahoma" fo:font-size="11pt" style:font-size-asian="11pt" style:font-size-complex="11pt"/>
    </style:style>
    <style:style style:name="T1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style>
    <style:style style:name="P149" style:parent-style-name="Textbody" style:family="paragraph">
      <style:paragraph-properties fo:text-align="justify" fo:margin-bottom="0in" fo:line-height="100%"/>
    </style:style>
    <style:style style:name="T150" style:parent-style-name="StrongEmphasis" style:family="text">
      <style:text-properties style:font-name="Bitstream Vera Sans" style:font-name-complex="Tahoma" fo:font-size="11pt" style:font-size-asian="11pt" style:font-size-complex="11pt"/>
    </style:style>
    <style:style style:name="T1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4" style:parent-style-name="Textbody" style:family="paragraph">
      <style:paragraph-properties fo:text-align="justify" fo:margin-bottom="0in" fo:line-height="100%"/>
    </style:style>
    <style:style style:name="T1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6"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style>
    <style:style style:name="T158" style:parent-style-name="VarsayılanParagrafYazıTipi" style:family="text">
      <style:text-properties style:font-name="Bitstream Vera Sans" style:font-name-complex="Tahoma" fo:font-size="11pt" style:font-size-asian="11pt" style:font-size-complex="11pt"/>
    </style:style>
    <style:style style:name="T159" style:parent-style-name="VarsayılanParagrafYazıTipi" style:family="text">
      <style:text-properties style:font-name="Bitstream Vera Sans" style:font-name-complex="Tahoma" style:text-position="super 63.6%" fo:font-size="11pt" style:font-size-asian="11pt" style:font-size-complex="11pt"/>
    </style:style>
    <style:style style:name="P160" style:parent-style-name="Textbody" style:family="paragraph">
      <style:paragraph-properties fo:text-align="justify" fo:margin-bottom="0in" fo:line-height="100%"/>
    </style:style>
    <style:style style:name="T1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2" style:parent-style-name="VarsayılanParagrafYazıTipi" style:family="text">
      <style:text-properties style:font-name="Bitstream Vera Sans" style:font-name-complex="Tahoma"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T164" style:parent-style-name="VarsayılanParagrafYazıTipi" style:family="text">
      <style:text-properties style:font-name="Bitstream Vera Sans" style:font-name-complex="Tahoma" fo:font-size="11pt" style:font-size-asian="11pt" style:font-size-complex="11pt"/>
    </style:style>
    <style:style style:name="T1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style>
    <style:style style:name="T1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1" style:parent-style-name="Textbody" style:family="paragraph">
      <style:paragraph-properties fo:text-align="justify" fo:margin-bottom="0in" fo:line-height="100%"/>
    </style:style>
    <style:style style:name="P172" style:parent-style-name="Textbody" style:family="paragraph">
      <style:paragraph-properties fo:text-align="justify" fo:margin-bottom="0in" fo:line-height="100%"/>
    </style:style>
    <style:style style:name="T173" style:parent-style-name="StrongEmphasis" style:family="text">
      <style:text-properties style:font-name="Bitstream Vera Sans" style:font-name-complex="Tahoma" fo:font-size="11pt" style:font-size-asian="11pt" style:font-size-complex="11pt"/>
    </style:style>
    <style:style style:name="P174" style:parent-style-name="Textbody" style:family="paragraph">
      <style:paragraph-properties fo:text-align="justify" fo:margin-bottom="0in" fo:line-height="100%"/>
    </style:style>
    <style:style style:name="T1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7" style:parent-style-name="Textbody" style:family="paragraph">
      <style:paragraph-properties fo:text-align="justify" fo:margin-bottom="0in" fo:line-height="100%"/>
    </style:style>
    <style:style style:name="T1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9" style:parent-style-name="VarsayılanParagrafYazıTipi" style:family="text">
      <style:text-properties style:font-name="Bitstream Vera Sans" style:font-name-complex="Tahoma"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style:text-position="super 63.6%" fo:font-size="11pt" style:font-size-asian="11pt" style:font-size-complex="11pt"/>
    </style:style>
    <style:style style:name="P192" style:parent-style-name="Textbody" style:family="paragraph">
      <style:paragraph-properties fo:text-align="justify" fo:margin-bottom="0in" fo:line-height="100%"/>
    </style:style>
    <style:style style:name="T193" style:parent-style-name="StrongEmphasis" style:family="text">
      <style:text-properties style:font-name="Bitstream Vera Sans" style:font-name-complex="Tahoma" fo:font-size="11pt" style:font-size-asian="11pt" style:font-size-complex="11pt"/>
    </style:style>
    <style:style style:name="T1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96" style:parent-style-name="Standard" style:family="paragraph">
      <style:paragraph-properties fo:text-align="justify"/>
    </style:style>
    <style:style style:name="T1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8" style:parent-style-name="VarsayılanParagrafYazıTipi" style:family="text">
      <style:text-properties style:font-name="Bitstream Vera Sans" style:font-name-complex="Tahoma"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P200" style:parent-style-name="Standard" style:family="paragraph">
      <style:paragraph-properties fo:text-align="justify"/>
    </style:style>
    <style:style style:name="T2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P204" style:parent-style-name="Standard" style:family="paragraph">
      <style:paragraph-properties fo:text-align="justify"/>
    </style:style>
    <style:style style:name="T2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P208" style:parent-style-name="Standard" style:family="paragraph">
      <style:paragraph-properties fo:text-align="justify"/>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P213" style:parent-style-name="Standard" style:family="paragraph">
      <style:paragraph-properties fo:text-align="justify"/>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T218" style:parent-style-name="VarsayılanParagrafYazıTipi" style:family="text">
      <style:text-properties style:font-name="Bitstream Vera Sans" style:font-name-complex="Tahoma" style:text-position="super 63.6%" fo:font-size="11pt" style:font-size-asian="11pt" style:font-size-complex="11pt"/>
    </style:style>
    <style:style style:name="P219" style:parent-style-name="Textbody" style:family="paragraph">
      <style:paragraph-properties fo:text-align="justify" fo:margin-bottom="0in" fo:line-height="100%"/>
    </style:style>
    <style:style style:name="T2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style:text-position="super 63.6%" fo:font-size="11pt" style:font-size-asian="11pt" style:font-size-complex="11pt"/>
    </style:style>
    <style:style style:name="P226" style:parent-style-name="Textbody" style:family="paragraph">
      <style:paragraph-properties fo:text-align="justify" fo:margin-bottom="0in" fo:line-height="100%"/>
    </style:style>
    <style:style style:name="T2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T2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style>
    <style:style style:name="T235" style:parent-style-name="VarsayılanParagrafYazıTipi" style:family="text">
      <style:text-properties style:font-name="Bitstream Vera Sans" style:font-name-complex="Tahoma"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9" style:parent-style-name="Textbody" style:family="paragraph">
      <style:paragraph-properties fo:text-align="justify" fo:margin-bottom="0in" fo:line-height="100%"/>
    </style:style>
    <style:style style:name="T240" style:parent-style-name="StrongEmphasis" style:family="text">
      <style:text-properties style:font-name="Bitstream Vera Sans" style:font-name-complex="Tahoma"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5" style:parent-style-name="Textbody" style:family="paragraph">
      <style:paragraph-properties fo:text-align="justify" fo:margin-bottom="0in" fo:line-height="100%"/>
    </style:style>
    <style:style style:name="T246" style:parent-style-name="StrongEmphasis" style:family="text">
      <style:text-properties style:font-name="Bitstream Vera Sans" style:font-name-complex="Tahoma" fo:font-size="11pt" style:font-size-asian="11pt" style:font-size-complex="11pt"/>
    </style:style>
    <style:style style:name="T247" style:parent-style-name="StrongEmphasis"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2" style:parent-style-name="Standard" style:family="paragraph">
      <style:paragraph-properties fo:widows="0" fo:orphans="0" fo:text-align="justify"/>
    </style:style>
    <style:style style:name="T2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P255" style:parent-style-name="Standard" style:family="paragraph">
      <style:paragraph-properties fo:widows="0" fo:orphans="0" fo:text-align="justify"/>
    </style:style>
    <style:style style:name="T2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P259" style:parent-style-name="Standard" style:family="paragraph">
      <style:paragraph-properties fo:widows="0" fo:orphans="0" fo:text-align="justify"/>
    </style:style>
    <style:style style:name="T2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P264" style:parent-style-name="Standard" style:family="paragraph">
      <style:paragraph-properties fo:widows="0" fo:orphans="0" fo:text-align="justify"/>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style:text-position="super 63.6%" fo:font-size="11pt" style:font-size-asian="11pt" style:font-size-complex="11pt"/>
    </style:style>
    <style:style style:name="P270" style:parent-style-name="Standard" style:family="paragraph">
      <style:paragraph-properties fo:widows="0" fo:orphans="0" fo:text-align="justify"/>
    </style:style>
    <style:style style:name="T2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P274" style:parent-style-name="Standard" style:family="paragraph">
      <style:paragraph-properties fo:text-align="justify"/>
    </style:style>
    <style:style style:name="T275" style:parent-style-name="StrongEmphasis" style:family="text">
      <style:text-properties style:font-name="Bitstream Vera Sans" style:font-name-complex="Tahoma" fo:font-size="11pt" style:font-size-asian="11pt" style:font-size-complex="11pt"/>
    </style:style>
    <style:style style:name="T27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77"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78" style:parent-style-name="VarsayılanParagrafYazıTipi" style:family="text">
      <style:text-properties style:font-name="Bitstream Vera Sans" style:font-name-complex="Tahoma" fo:font-size="11pt" style:font-size-asian="11pt" style:font-size-complex="11pt"/>
    </style:style>
    <style:style style:name="T27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80" style:parent-style-name="Textbody" style:family="paragraph">
      <style:paragraph-properties fo:text-align="justify" fo:margin-bottom="0in" fo:line-height="100%"/>
    </style:style>
    <style:style style:name="T281" style:parent-style-name="StrongEmphasis" style:family="text">
      <style:text-properties style:font-name="Bitstream Vera Sans" style:font-name-complex="Tahoma" fo:font-size="11pt" style:font-size-asian="11pt" style:font-size-complex="11pt"/>
    </style:style>
    <style:style style:name="T2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90" style:parent-style-name="Textbody" style:family="paragraph">
      <style:paragraph-properties fo:text-align="justify" fo:margin-bottom="0in" fo:line-height="100%"/>
    </style:style>
    <style:style style:name="P291" style:parent-style-name="Textbody" style:family="paragraph">
      <style:paragraph-properties fo:text-align="justify" fo:margin-bottom="0in" fo:line-height="100%"/>
    </style:style>
    <style:style style:name="T292" style:parent-style-name="StrongEmphasis" style:family="text">
      <style:text-properties style:font-name="Bitstream Vera Sans" style:font-name-complex="Tahoma" fo:font-size="11pt" style:font-size-asian="11pt" style:font-size-complex="11pt"/>
    </style:style>
    <style:style style:name="T293" style:parent-style-name="StrongEmphasis" style:family="text">
      <style:text-properties style:font-name="Bitstream Vera Sans" style:font-name-complex="Tahoma" fo:font-size="11pt" style:font-size-asian="11pt" style:font-size-complex="11pt"/>
    </style:style>
    <style:style style:name="P294" style:parent-style-name="Textbody" style:family="paragraph">
      <style:paragraph-properties fo:text-align="justify" fo:margin-bottom="0in" fo:line-height="100%"/>
    </style:style>
    <style:style style:name="T2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P299" style:parent-style-name="Textbody" style:family="paragraph">
      <style:paragraph-properties fo:text-align="justify" fo:margin-bottom="0in" fo:line-height="100%"/>
    </style:style>
    <style:style style:name="T3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T305" style:parent-style-name="VarsayılanParagrafYazıTipi" style:family="text">
      <style:text-properties style:font-name="Bitstream Vera Sans" style:font-name-complex="Tahoma" fo:font-size="11pt" style:font-size-asian="11pt" style:font-size-complex="11pt"/>
    </style:style>
    <style:style style:name="T306" style:parent-style-name="VarsayılanParagrafYazıTipi" style:family="text">
      <style:text-properties style:font-name="Bitstream Vera Sans" style:font-name-complex="Tahoma" fo:font-size="11pt" style:font-size-asian="11pt" style:font-size-complex="11pt"/>
    </style:style>
    <style:style style:name="P307" style:parent-style-name="Textbody" style:family="paragraph">
      <style:paragraph-properties fo:text-align="justify" fo:margin-bottom="0in" fo:line-height="100%"/>
    </style:style>
    <style:style style:name="T3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P311" style:parent-style-name="Textbody" style:family="paragraph">
      <style:paragraph-properties fo:text-align="justify" fo:margin-bottom="0in" fo:line-height="100%"/>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6" style:parent-style-name="Textbody" style:family="paragraph">
      <style:paragraph-properties fo:text-align="justify" fo:margin-bottom="0in" fo:line-height="100%"/>
    </style:style>
    <style:style style:name="T3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21" style:parent-style-name="Textbody" style:family="paragraph">
      <style:paragraph-properties fo:text-align="justify" fo:margin-bottom="0in" fo:line-height="100%"/>
    </style:style>
    <style:style style:name="T3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T3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2" style:parent-style-name="Textbody" style:family="paragraph">
      <style:paragraph-properties fo:text-align="justify" fo:margin-bottom="0in" fo:line-height="100%"/>
    </style:style>
    <style:style style:name="T3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39" style:parent-style-name="Textbody" style:family="paragraph">
      <style:paragraph-properties fo:text-align="justify" fo:margin-bottom="0in" fo:line-height="100%"/>
    </style:style>
    <style:style style:name="T3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8" style:parent-style-name="Textbody" style:family="paragraph">
      <style:paragraph-properties fo:text-align="justify" fo:margin-bottom="0in" fo:line-height="100%"/>
    </style:style>
    <style:style style:name="T349" style:parent-style-name="StrongEmphasis"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T351" style:parent-style-name="VarsayılanParagrafYazıTipi" style:family="text">
      <style:text-properties style:font-name="Bitstream Vera Sans" style:font-name-complex="Tahoma"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7" style:parent-style-name="Textbody" style:family="paragraph">
      <style:paragraph-properties fo:text-align="justify" fo:margin-bottom="0in" fo:line-height="100%"/>
    </style:style>
    <style:style style:name="T358" style:parent-style-name="StrongEmphasis" style:family="text">
      <style:text-properties style:font-name="Bitstream Vera Sans" style:font-name-complex="Tahoma" fo:font-size="11pt" style:font-size-asian="11pt" style:font-size-complex="11pt"/>
    </style:style>
    <style:style style:name="T3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62" style:parent-style-name="Standard" style:family="paragraph">
      <style:paragraph-properties fo:text-align="justify"/>
    </style:style>
    <style:style style:name="T363" style:parent-style-name="StrongEmphasis" style:family="text">
      <style:text-properties style:font-name="Bitstream Vera Sans" style:font-name-complex="Tahoma" fo:font-size="11pt" style:font-size-asian="11pt" style:font-size-complex="11pt"/>
    </style:style>
    <style:style style:name="T36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style:text-position="super 63.6%" fo:font-size="11pt" style:font-size-asian="11pt" style:font-size-complex="11pt"/>
    </style:style>
    <style:style style:name="P367" style:parent-style-name="Textbody" style:family="paragraph">
      <style:paragraph-properties fo:text-align="justify" fo:margin-bottom="0in" fo:line-height="100%"/>
    </style:style>
    <style:style style:name="T368" style:parent-style-name="StrongEmphasis" style:family="text">
      <style:text-properties style:font-name="Bitstream Vera Sans" style:font-name-complex="Tahoma" fo:font-size="11pt" style:font-size-asian="11pt" style:font-size-complex="11pt"/>
    </style:style>
    <style:style style:name="T3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75" style:parent-style-name="Textbody" style:family="paragraph">
      <style:paragraph-properties fo:text-align="justify" fo:margin-bottom="0in" fo:line-height="100%"/>
    </style:style>
    <style:style style:name="T376" style:parent-style-name="StrongEmphasis" style:family="text">
      <style:text-properties style:font-name="Bitstream Vera Sans" style:font-name-complex="Tahoma" fo:font-size="11pt" style:font-size-asian="11pt" style:font-size-complex="11pt"/>
    </style:style>
    <style:style style:name="T377" style:parent-style-name="VarsayılanParagrafYazıTipi" style:family="text">
      <style:text-properties style:font-name="Bitstream Vera Sans" style:font-name-complex="Tahoma"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P381" style:parent-style-name="Textbody" style:family="paragraph">
      <style:paragraph-properties fo:text-align="justify" fo:margin-bottom="0in" fo:line-height="100%"/>
    </style:style>
    <style:style style:name="T382" style:parent-style-name="StrongEmphasis" style:family="text">
      <style:text-properties style:font-name="Bitstream Vera Sans" style:font-name-complex="Tahoma"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T387" style:parent-style-name="VarsayılanParagrafYazıTipi" style:family="text">
      <style:text-properties style:font-name="Bitstream Vera Sans" style:font-name-complex="Tahoma" fo:font-size="11pt" style:font-size-asian="11pt" style:font-size-complex="11pt"/>
    </style:style>
    <style:style style:name="P388" style:parent-style-name="Textbody" style:family="paragraph">
      <style:paragraph-properties fo:text-align="justify" fo:margin-bottom="0in" fo:line-height="100%"/>
    </style:style>
    <style:style style:name="T389" style:parent-style-name="StrongEmphasis" style:family="text">
      <style:text-properties style:font-name="Bitstream Vera Sans" style:font-name-complex="Tahoma" fo:font-size="11pt" style:font-size-asian="11pt" style:font-size-complex="11pt" style:language-asian="tr" style:country-asian="TR"/>
    </style:style>
    <style:style style:name="T3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2" style:parent-style-name="VarsayılanParagrafYazıTipi" style:family="text">
      <style:text-properties style:font-name="Bitstream Vera Sans" style:font-name-complex="Tahoma"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style>
    <style:style style:name="P394" style:parent-style-name="Textbody" style:family="paragraph">
      <style:paragraph-properties fo:text-align="justify" fo:margin-bottom="0in" fo:line-height="100%"/>
    </style:style>
    <style:style style:name="T395" style:parent-style-name="StrongEmphasis" style:family="text">
      <style:text-properties style:font-name="Bitstream Vera Sans" style:font-name-complex="Tahoma" fo:font-size="11pt" style:font-size-asian="11pt" style:font-size-complex="11pt"/>
    </style:style>
    <style:style style:name="T3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T404" style:parent-style-name="StrongEmphasis" style:family="text">
      <style:text-properties style:font-name="Bitstream Vera Sans" style:font-name-complex="Tahoma" fo:font-size="11pt" style:font-size-asian="11pt" style:font-size-complex="11pt"/>
    </style:style>
    <style:style style:name="P405" style:parent-style-name="Textbody" style:family="paragraph">
      <style:paragraph-properties fo:text-align="justify" fo:margin-bottom="0in" fo:line-height="100%"/>
    </style:style>
    <style:style style:name="T406" style:parent-style-name="StrongEmphasis" style:family="text">
      <style:text-properties style:font-name="Bitstream Vera Sans" style:font-name-complex="Tahoma" fo:font-size="11pt" style:font-size-asian="11pt" style:font-size-complex="11pt"/>
    </style:style>
    <style:style style:name="T407" style:parent-style-name="VarsayılanParagrafYazıTipi" style:family="text">
      <style:text-properties style:font-name="Bitstream Vera Sans" style:font-name-complex="Tahoma" fo:font-size="11pt" style:font-size-asian="11pt" style:font-size-complex="11pt"/>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P410" style:parent-style-name="Textbody" style:family="paragraph">
      <style:paragraph-properties fo:text-align="justify" fo:margin-bottom="0in" fo:line-height="100%"/>
    </style:style>
    <style:style style:name="T4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2" style:parent-style-name="VarsayılanParagrafYazıTipi" style:family="text">
      <style:text-properties style:font-name="Bitstream Vera Sans" style:font-name-complex="Tahoma" fo:font-size="11pt" style:font-size-asian="11pt" style:font-size-complex="11pt"/>
    </style:style>
    <style:style style:name="T413" style:parent-style-name="VarsayılanParagrafYazıTipi" style:family="text">
      <style:text-properties style:font-name="Bitstream Vera Sans" style:font-name-complex="Tahoma" fo:font-size="11pt" style:font-size-asian="11pt" style:font-size-complex="11pt"/>
    </style:style>
    <style:style style:name="T414" style:parent-style-name="VarsayılanParagrafYazıTipi" style:family="text">
      <style:text-properties style:font-name="Bitstream Vera Sans" style:font-name-complex="Tahoma" fo:font-size="11pt" style:font-size-asian="11pt" style:font-size-complex="11pt"/>
    </style:style>
    <style:style style:name="P41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16" style:parent-style-name="Standard" style:family="paragraph">
      <style:paragraph-properties fo:text-align="justify"/>
    </style:style>
    <style:style style:name="T417" style:parent-style-name="StrongEmphasis" style:family="text">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style>
    <style:style style:name="T4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2" style:parent-style-name="Textbody" style:family="paragraph">
      <style:paragraph-properties fo:text-align="justify" fo:margin-bottom="0in" fo:line-height="100%"/>
    </style:style>
    <style:style style:name="T433" style:parent-style-name="StrongEmphasis" style:family="text">
      <style:text-properties style:language-asian="tr" style:country-asian="TR"/>
    </style:style>
    <style:style style:name="P434" style:parent-style-name="Textbody" style:family="paragraph">
      <style:paragraph-properties fo:text-align="justify" fo:margin-bottom="0in" fo:line-height="100%" fo:text-indent="0.4923in"/>
    </style:style>
    <style:style style:name="T43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3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3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3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3" style:parent-style-name="Textbody" style:family="paragraph">
      <style:paragraph-properties fo:text-align="center" fo:margin-bottom="0in" fo:line-height="100%"/>
    </style:style>
    <style:style style:name="T444" style:parent-style-name="VarsayılanParagrafYazıTipi" style:family="text">
      <style:text-properties style:font-name="Bitstream Vera Sans" style:font-name-complex="Tahoma" fo:font-size="11pt" style:font-size-asian="11pt" style:font-size-complex="11pt"/>
    </style:style>
    <style:style style:name="T445" style:parent-style-name="StrongEmphasis" style:family="text">
      <style:text-properties style:font-name="Bitstream Vera Sans" style:font-name-complex="Tahoma" fo:font-size="11pt" style:font-size-asian="11pt" style:font-size-complex="11pt"/>
    </style:style>
    <style:style style:name="T446" style:parent-style-name="VarsayılanParagrafYazıTipi" style:family="text">
      <style:text-properties style:font-name="Bitstream Vera Sans" style:font-name-complex="Tahoma" fo:font-size="11pt" style:font-size-asian="11pt" style:font-size-complex="11pt"/>
    </style:style>
    <style:style style:name="P44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8" style:parent-style-name="Standard" style:family="paragraph">
      <style:paragraph-properties fo:text-align="justify" style:line-height-at-least="0in"/>
    </style:style>
    <style:style style:name="T44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5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5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2"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5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6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6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69" style:parent-style-name="Textbody" style:family="paragraph">
      <style:paragraph-properties fo:text-align="justify" fo:margin-bottom="0in" fo:line-height="100%"/>
    </style:style>
    <style:style style:name="T4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4" style:parent-style-name="Textbody" style:family="paragraph">
      <style:paragraph-properties fo:text-align="justify" fo:margin-bottom="0in" fo:line-height="100%"/>
    </style:style>
    <style:style style:name="T4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1"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82" style:parent-style-name="Textbody" style:family="paragraph">
      <style:paragraph-properties fo:text-align="justify" fo:margin-bottom="0in" fo:line-height="100%" fo:text-indent="0.4923in"/>
    </style:style>
    <style:style style:name="T4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3" style:parent-style-name="Textbody" style:family="paragraph">
      <style:paragraph-properties fo:text-align="center" fo:margin-bottom="0in" fo:line-height="100%"/>
    </style:style>
    <style:style style:name="T504"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50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5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7"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08"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09" style:parent-style-name="Standard" style:family="paragraph">
      <style:paragraph-properties fo:text-align="justify" style:line-height-at-least="0in" fo:margin-left="0.4923in">
        <style:tab-stops/>
      </style:paragraph-properties>
    </style:style>
    <style:style style:name="T51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1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1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13" style:parent-style-name="Standard" style:family="paragraph">
      <style:paragraph-properties fo:text-align="justify" style:line-height-at-least="0in"/>
    </style:style>
    <style:style style:name="T51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15" style:parent-style-name="Standard" style:family="paragraph">
      <style:paragraph-properties fo:text-align="justify" style:line-height-at-least="0in"/>
    </style:style>
    <style:style style:name="T51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1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18" style:parent-style-name="Standard" style:family="paragraph">
      <style:paragraph-properties fo:text-align="justify" style:line-height-at-least="0in"/>
    </style:style>
    <style:style style:name="T51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6"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2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2"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3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3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6"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8"/>
      <text:p text:style-name="P9"><text:span text:style-name="T10">Sözleşme Düzenleme<text:s/></text:span><text:span text:style-name="T11">Tarihi–No</text:span><text:span text:style-name="T12"><text:tab/></text:span><text:span text:style-name="T13"><text:tab/></text:span><text:span text:style-name="T14"><text:tab/>:</text:span><text:span text:style-name="T15"><text:s/></text:span><text:span text:style-name="T16">28</text:span><text:span text:style-name="T17"><text:s/></text:span><text:span text:style-name="T18">Şubat</text:span><text:span text:style-name="T19"><text:s/>2024<text:s/></text:span><text:span text:style-name="T20"><text:s/>- <text:s/></text:span><text:span text:style-name="T21">snB-12-20240101-089</text:span><text:span text:style-name="T22"><text:s text:c="2"/></text:span></text:p>
      <text:p text:style-name="P23"><text:span text:style-name="T24">Kiraya Veren A</text:span><text:span text:style-name="T25">dı Soyadı-TC</text:span><text:span text:style-name="T26"><text:tab/></text:span><text:span text:style-name="T27"><text:tab/></text:span><text:span text:style-name="T28"><text:tab/></text:span><text:span text:style-name="T29">:</text:span></text:p>
      <text:p text:style-name="P30"/>
      <text:p text:style-name="P31"><text:span text:style-name="T32">Kiracı<text:s/></text:span><text:span text:style-name="T33">Adı Soyadı – TC – Tel - Adres</text:span><text:span text:style-name="T34"><text:tab/></text:span><text:span text:style-name="T35"><text:tab/></text:span><text:span text:style-name="T36">:</text:span><text:span text:style-name="T37"><text:s/></text:span><text:span text:style-name="T38">ADEM DUMAN - 341 3267 6260 -</text:span><text:span text:style-name="T39"><text:s/></text:span><text:span text:style-name="T40">0 507 276 2095</text:span></text:p>
      <text:p text:style-name="P41">Esentepe Mah. Şehit Ulaşar Cad. Belde Sitesi B Blk. K1: D:3 TOKAT<text:s/></text:p>
      <text:p text:style-name="P42"/>
      <text:p text:style-name="P43"><text:span text:style-name="T44">Kiralananın Cinsi – Kullanım Amacı-Adres</text:span><text:span text:style-name="T45"><text:tab/>:</text:span><text:span text:style-name="T46"><text:s/></text:span><text:span text:style-name="T47"><text:s/></text:span><text:span text:style-name="T48">Çatılı İşyeri –<text:s/></text:span><text:span text:style-name="T49">Kumaş Satış Yeri</text:span></text:p>
      <text:p text:style-name="P50"><text:span text:style-name="T51"><text:s text:c="28"/></text:span><text:span text:style-name="T52"><text:tab/></text:span><text:span text:style-name="T53"><text:tab/></text:span><text:span text:style-name="T54"><text:tab/></text:span><text:span text:style-name="T55"><text:tab/><text:s text:c="2"/></text:span><text:span text:style-name="T56"><text:s/></text:span><text:span text:style-name="T57">Yarahmet Mah. Güngör Kaya Cad. No:5<text:s/></text:span><text:span text:style-name="T58"><text:s/>TOKAT</text:span></text:p>
      <text:p text:style-name="P59"><text:span text:style-name="T60">Tapu Ada/Parsel</text:span><text:span text:style-name="T61"><text:s text:c="2"/></text:span><text:span text:style-name="T62"><text:s/>– <text:s/></text:span><text:span text:style-name="T63">Abone Elektrik/Su</text:span><text:span text:style-name="T64"><text:tab/></text:span><text:span text:style-name="T65"><text:tab/>:</text:span><text:span text:style-name="T66"><text:s/></text:span><text:span text:style-name="T67">390</text:span><text:span text:style-name="T68">/</text:span><text:span text:style-name="T69">89</text:span><text:span text:style-name="T70"><text:s text:c="2"/></text:span><text:span text:style-name="T71"><text:s/>–<text:s/></text:span><text:span text:style-name="T72"><text:s/>00 903 903 00</text:span><text:span text:style-name="T73">/</text:span><text:span text:style-name="T74">7199</text:span></text:p>
      <text:p text:style-name="P75"/>
      <text:p text:style-name="P76"><text:span text:style-name="T77">Kira Süresi<text:s/></text:span><text:span text:style-name="T78">Başlangıç-Bitiş Tarihi</text:span><text:span text:style-name="T79"><text:tab/></text:span><text:span text:style-name="T80"><text:tab/></text:span><text:span text:style-name="T81"><text:tab/></text:span><text:span text:style-name="T82">:</text:span><text:span text:style-name="T83"><text:s/></text:span><text:span text:style-name="T84"><text:s/></text:span><text:span text:style-name="T85">28 Şubat<text:s/></text:span><text:span text:style-name="T86">2024<text:s/></text:span><text:span text:style-name="T87">–</text:span><text:span text:style-name="T88"><text:s/></text:span><text:span text:style-name="T89">31 Aralık<text:s/></text:span><text:span text:style-name="T90">202</text:span><text:span text:style-name="T91">4</text:span><text:span text:style-name="T92"><text:s/>(İşbu sözleşme 10 aylıktır)</text:span></text:p>
      <text:p text:style-name="P93"><text:span text:style-name="T94">Stopaj Vergisi Hariç Net<text:s/></text:span><text:span text:style-name="T95">Kira Bedeli<text:s/></text:span><text:span text:style-name="T96">(On</text:span><text:span text:style-name="T97"><text:s/>aylık)</text:span><text:span text:style-name="T98"><text:tab/>:</text:span><text:span text:style-name="T99"><text:s/></text:span><text:span text:style-name="T100">170.002,00 TL (Yüz Yetmiş Bin İki TL 10 aylık) (</text:span><text:span text:style-name="T101">18</text:span><text:span text:style-name="T102">7</text:span><text:span text:style-name="T103">.0</text:span><text:span text:style-name="T104">22</text:span><text:span text:style-name="T105">,00 TL<text:s/></text:span><text:span text:style-name="T106">Yıllık)</text:span><text:span text:style-name="T107"><text:s/></text:span></text:p>
      <text:p text:style-name="P108">İşbu sözleşmenin “artış” maddesine bağlı olarak yıllık kira bedeli,<text:s/>11 (onbir)<text:s/>adet<text:s/>2024 yılı<text:s/>net asgari ücret<text:s/>(17,002 TL)<text:s/>bedelidir.</text:p>
      <text:p text:style-name="P109"/>
      <text:p text:style-name="P110"><text:span text:style-name="T111">Genel Hükümler</text:span></text:p>
      <text:p text:style-name="P112">MADDE 1 – SÖZLEŞME</text:p>
      <text:p text:style-name="P113"><text:span text:style-name="T114">1.1. Konu:</text:span><text:span text:style-name="T115"><text:s/>İşbu sözleşmenin konusu, taşınmazın kiralanması, teslimi, kira miktar ve ödemeleri, kullanım şartları, sözleşmenin feshi, mecurun tahliyesi</text:span><text:span text:style-name="T116"><text:s/>ile tarafların karşılıklı yükümlülükleri şartlarının belirlenmesidir.<text:s/></text:span><text:span text:style-name="T117">300-27</text:span></text:p>
      <text:p text:style-name="P118"><text:span text:style-name="T119">1.2. Süre ve Sona Erme:</text:span><text:span text:style-name="T120"><text:s/>Bu sözleşme belirli sürelidir ve süre sonunda ihtar çekilmeden kendiliğinden sona erer.</text:span></text:p>
      <text:p text:style-name="P121"><text:span text:style-name="T122">1.2.1 Sürenin Uzaması:</text:span><text:span text:style-name="T123"><text:s/>İşbu sözleşmede “kira dönemi”, ilk<text:s/></text:span><text:span text:style-name="T124">dönem için yukarıda belirlenen süredir. En geç belirli süre bitimini takip eden ayın son gününe kadar t</text:span><text:span text:style-name="T125">araflar yeni bir sözleşme yapmazsa veya kiracı herhangi bir bildirimde bulunmaz ise kira süresi, kira bedeli hariç işbu sözleşme koşulları ile, kendiliği</text:span><text:span text:style-name="T126">nden bir yıl uzar, sözleşme belirsiz süreli olur. Uzayan dönemler için kullanılan “kira dönemi” ifadesi altı aylık süreyi ifade eder. Kiracının uzayan döneme ait, kiraya verenle bir anlaşma olmadan yapacağı kira bedeli ödemesi bildirime gerek olmadan ihtir</text:span><text:span text:style-name="T127">azı kayıtla kabul edilir, ödemenin yapılması temerrüde veya sürenin sona ermesine engel teşkil etmez.</text:span></text:p>
      <text:p text:style-name="P128"><text:span text:style-name="T129">1.2.2<text:s/></text:span><text:span text:style-name="T130">Fesih Dönemi:<text:s/></text:span><text:span text:style-name="T131">İşbu</text:span><text:span text:style-name="T132"><text:s/></text:span><text:span text:style-name="T133">sözleşmenin fesih dönemi altı ay, fesih bildirim süresi üç aydır.<text:s/></text:span><text:span text:style-name="T134">328/1</text:span></text:p>
      <text:p text:style-name="P135"><text:span text:style-name="T136">1.2.3 Uzayan dönemlerde fesi</text:span><text:span text:style-name="T137">h:</text:span><text:span text:style-name="T138"><text:s/>Uzayan her altı aylık kira</text:span><text:span text:style-name="T139"><text:s/>döneminde, dönem bitiş tarihinden üç ay öncesine kadar, taraflar fesih bildiriminde bulunmaz ise sözleşme kira bedeli hariç aynı şartlarla<text:s/></text:span><text:span text:style-name="T140">bir kira dönemi daha uzar. Tahliye taahhütnamesi verilmesi durumunda tekrar fesih bildirimine gerek yoktur.</text:span></text:p>
      <text:p text:style-name="P141"><text:span text:style-name="T142">1.2.4 Ol</text:span><text:span text:style-name="T143">ağanüstü<text:s/></text:span><text:span text:style-name="T144">Fesih:<text:s/></text:span><text:span text:style-name="T145">Kiracının iflasının istenmesi, konkordato talebinde bulunması, tasfiyesine başlanılması, süresinin bitmesi, aleyhinde aciz vesikası alınması, ilgili birimlerince aleyhinde tedbir kararı verilmesi ve iş yerinin mühürlenmesi, s</text:span><text:span text:style-name="T146">özleşme maddele</text:span><text:span text:style-name="T147">rinden birinin yerine getirilmemesi</text:span><text:span text:style-name="T148"><text:s/>halleri olağanüstü fesih ve tahliye sebebidir.</text:span></text:p>
      <text:p text:style-name="P149"><text:span text:style-name="T150">1.3.</text:span><text:span text:style-name="T151"><text:s/>Kiracı, sözleşme şartlarına uymaksızın mecuru tahliye ederse dönem süresi boyunca kira bedelini ödemekle yükümlüdür. Mecur kiraya veren tarafından bu dönemde kiraya ver</text:span><text:span text:style-name="T152">ilirse kiracının sorumluluğu sona erer, varsa kalan kira bedeli yeni kiracıdan yapılan kira tahsilatı sonrası iade edilir.<text:s/></text:span><text:span text:style-name="T153">325</text:span></text:p>
      <text:p text:style-name="P154"><text:span text:style-name="T155">1.4.<text:s/></text:span><text:span text:style-name="T156">Kiracının iflası ve ölümü:<text:s/></text:span><text:span text:style-name="T157">Kiracı iflas eder veya ölürse sözleşme kendiliğinden fesih olur. Mirasçılarla işbu sözleşmeden ba</text:span><text:span text:style-name="T158">ğımsız, yeni bir sözleşme yapılamaması ve bir ay içinde mirasçıların tahliyeyi sağlamaması durumunda kiracıya ait mallar bir yedi emine teslim edilir ve masraflar düşüldükten sonra varsa kalan kira bedeli iade edilir.<text:s/></text:span><text:span text:style-name="T159">332-3</text:span></text:p>
      <text:p text:style-name="P160"><text:span text:style-name="T161">1.5. Ceza:<text:s/></text:span><text:span text:style-name="T162">Kiracı, işbu sözleşme</text:span><text:span text:style-name="T163">nin normal süresi sonunda bildirime gerek olmadan süre bitiminde; veya uzayan kira döneminde fesih dönemine uygun yapılan fesih bildirimine rağmen kira dönemi sonunda; veya <text:s/>tahliye taahhütnamesinde belirlenen ve tahliyenin taahhüt edildiği tarihte; veya h</text:span><text:span text:style-name="T164">ukuki bir işlem sonucu geçerli hale gelen yasal bir tahliye tarihinde; mecuru kendiliğinden tahliye etmezse;<text:s/></text:span><text:span text:style-name="T165">temerrüt hakları saklı kalmak şartıyla,<text:s/></text:span><text:span text:style-name="T166">tahliyenin yapılması gereken tarih<text:s/></text:span><text:span text:style-name="T167">itibarı ile geçen her gün için, TÜFE oranında güncellenmiş yıllık kira b</text:span><text:span text:style-name="T168">edelinin yüzde biri oranında, günlük ceza bedeli ödemeyi<text:s/></text:span><text:span text:style-name="T169">beyan,<text:s/></text:span><text:span text:style-name="T170">kabul ve taahhüt eder.</text:span></text:p>
      <text:p text:style-name="P171"/>
      <text:soft-page-break/>
      <text:p text:style-name="P172"><text:span text:style-name="T173">MADDE 2 – KİRALANAN</text:span></text:p>
      <text:p text:style-name="P174"><text:span text:style-name="T175">2.1.<text:s/></text:span><text:span text:style-name="T176">Kiracıya<text:s/></text:span><text:span text:style-name="T177">Teslim:<text:s/></text:span><text:span text:style-name="T178">İşbu sözleşme aynı zamanda<text:s/></text:span><text:span text:style-name="T179">teslim tutanağıdır ve kiracı kiralananı kendi kullanım amacına uygun olarak ayıpsız, eksiksiz olarak<text:s/></text:span><text:span text:style-name="T180">teslim aldığını kabul ederek bu sözleşmeyi imzalamıştır. Mecurun teslimi sonrası, kiracının kendi ihtiyaçları doğrultusunda ortaya çıkabilecek ve eksik olarak tanımlayacağı şeylerin sorumluluğu kiracıya aittir.</text:span></text:p>
      <text:p text:style-name="P181"><text:span text:style-name="T182">2.2.</text:span><text:span text:style-name="T183"><text:s/>Taşınmazda bulunan tuvalet, la</text:span><text:bookmark-start text:name="_GoBack1"/><text:bookmark-end text:name="_GoBack1"/><text:span text:style-name="T184">vabo vb. m</text:span><text:span text:style-name="T185">alzemeler kiracıya sağlam olarak teslim edilmiştir ve kira bitiminde kiracı bu malzemeleri sağlam ve eksiksiz olarak teslim etmekle; hasar oluşması durumunda ödemekle yükümlüdür. Mecurun kullanılması sırasında oluşabilecek her türlü arıza, hasar, cam kırıl</text:span><text:span text:style-name="T186">ması, gider tıkanması vb. giderler kendi kullanım alanında kiracıya, ortak kullanım alanlarında tüm kiracılara aittir.</text:span></text:p>
      <text:p text:style-name="P187"><text:span text:style-name="T188">2.3</text:span><text:span text:style-name="T189"><text:s/>Sözleşme süresince kiralananın amaçlanan kullanıma elverişli tutması için kiraya verenden yapması beklenen harcamaları, kiracı kendi<text:s/></text:span><text:span text:style-name="T190">yaparak veya yaptırarak kiraya verenden isteyemez. Kiracı, kiralananı kendi malı gibi kullanmaya, evsaf ve meziyetlerini şöhret ve itibarını kaybetmesine meydan vermemeye ve etrafında meskûn diğer kiracı/maliklere karşı özenli davranmaya mecburdur.<text:s/></text:span><text:span text:style-name="T191">301</text:span></text:p>
      <text:p text:style-name="P192"><text:span text:style-name="T193">2.4</text:span><text:span text:style-name="T194"><text:s/>Sonradan ayıplı durum oluşursa; kiracı, kiraya veren adına harcama yaparak, kiraya verenden bedel tazminat vb. ücretler talep edemez. Zararını kiraya verenden isteyemez.<text:s/></text:span><text:span text:style-name="T195">304-8</text:span></text:p>
      <text:p text:style-name="P196"><text:span text:style-name="T197">2.5<text:s/></text:span><text:span text:style-name="T198">Kiracı, kiralananı, sözleşmeye uygun olarak özenle kullanmak ve kiralananın</text:span><text:span text:style-name="T199"><text:s/>olağan kullanımı için gerekli temizlik ve bakım giderlerini ödemekle, kendisinin gidermekle yükümlü olmadığı ayıpları kiraya verene gecikmeksizin bildirmekle yükümlüdür; aksi takdirde bunlardan doğan zararlardan sorumludur.</text:span></text:p>
      <text:p text:style-name="P200"><text:span text:style-name="T201">2.6</text:span><text:span text:style-name="T202"><text:s/>Aşağıdaki olaylar işbu sözl</text:span><text:span text:style-name="T203">eşme için olağan üstü fesih sebebidir ve tazminata sebep olur;</text:span></text:p>
      <text:p text:style-name="P204"><text:span text:style-name="T205">2.6.1. İş değişikliği:<text:s/></text:span><text:span text:style-name="T206">Mecur “kullanım amacı” ile ilgili ticari işler dışında bir iş veya amaçla kullanılamaz. Yazılı onay olmadan iş değişikliği yapılamaz. Kiraya verenin izin vermemesi halind</text:span><text:span text:style-name="T207">e, kiracı hakkın kötüye kullanıldığı iddiasında bulunamaz, zarar ziyan talep edemez.</text:span></text:p>
      <text:p text:style-name="P208"><text:span text:style-name="T209">2.6.2. Ekler:<text:s/></text:span><text:span text:style-name="T210">İşbu sözleşmenin ekleri, yönetim planı, işletme sözleşmesi, sözleşmenin bir parçasıdır ve kiracı eklerde yazılı tüm kurallara uymakla yükümlüdür.<text:s/></text:span><text:span text:style-name="T211">Kiracı taşınmazın bulunduğu mahallin yönetim planına, güvenlik tedbirlerine, işletme projesine istisnasız uyacak ve bu hususlardan doğacak yükümlülüklerini yerine getirecek ve kiraya vereni kiralanan ile ilgili gelişmelerden zamanında haberdar edecektir. A</text:span><text:span text:style-name="T212">ksi halde gelecek zararlardan kendisi sorumlu olacaktır. Kiracı ortak alanlara müdahalede bulunamaz, kullanamaz.</text:span></text:p>
      <text:p text:style-name="P213"><text:span text:style-name="T214">2.6.3.</text:span><text:span text:style-name="T215"><text:s/>Kiracı,</text:span><text:span text:style-name="T216"><text:s/></text:span><text:span text:style-name="T217">kiralananda veya çevresinde hayvan besleyemez.</text:span><text:span text:style-name="T218">316…9</text:span></text:p>
      <text:p text:style-name="P219"><text:span text:style-name="T220">2.7<text:s/></text:span><text:span text:style-name="T221">Kiraya veren</text:span><text:span text:style-name="T222">, kiralananda, kira sözleşmesinin feshini gerektirmeyen ve k</text:span><text:span text:style-name="T223">iracıdan katlanması<text:s/></text:span><text:span text:style-name="T224">beklenebilecek olan yenilik ve değişiklikler yapabilir. Bu durumdan dolayı kiracı herhangi bir hak, tazminat, kira indirimi talep edemez.<text:s/></text:span><text:span text:style-name="T225">320</text:span></text:p>
      <text:p text:style-name="P226"><text:span text:style-name="T227">2.8</text:span><text:span text:style-name="T228"><text:s/></text:span><text:span text:style-name="T229">Kiracı</text:span><text:span text:style-name="T230">, taşınmazda bir değişiklik yapmak isterse bu ek bir sözleşme ile<text:s/></text:span><text:span text:style-name="T231">belirlenmelidir.<text:s/></text:span><text:span text:style-name="T232">İzin verilen yapı masrafları kiracıya aittir. Kiracı bu ve benzeri masraflar için kiraya verenden veya üçüncü bir şahıstan, bu işlerin yapımı sırasında, kira süresince veya kira bitiminden sonra dahi bir bedel talep edemez. Bu tip imalatla</text:span><text:span text:style-name="T233">rı tahliye zamanı alıp götüremez, sökemez, kıramaz. Kiracı bu tip imalatları sağlam olarak kiraya verene teslim etmekle yükümlüdür</text:span><text:span text:style-name="T234">, kiralananda ortaya çıkabilecek<text:s/></text:span><text:span text:style-name="T235">varsa<text:s/></text:span><text:span text:style-name="T236">değer artışının karşılığını isteyemez. Yazılı onayla veya onaysız, kiracının imar mevzuatına<text:s/></text:span><text:span text:style-name="T237">aykırı tadilat veya imalatlarından dolayı ilgili resmi makamlar tarafından kiraya veren adına düzenlenecek harç, para cezası vb. her türlü cezalar kiracı tarafından ödenecektir; ödemezse kiraya veren tarafından ödenen cezalar kiracıya rücu edilir.<text:s/></text:span><text:span text:style-name="T238">321</text:span></text:p>
      <text:p text:style-name="P239"><text:span text:style-name="T240">2.9</text:span><text:span text:style-name="T241"><text:s/></text:span><text:span text:style-name="T242">Kira sözleşmesinin sona ermesi halinde kiralanan üzerinde yapılmış olan her türlü tadilat ve değişikliğin tamamı veya bir kısmı, kiraya verenin talebi olursa, kiracı tarafından eski haline getirilecek ve teslim edilecektir. Kiracı bu şekilde teslimat yapma</text:span><text:span text:style-name="T243">zsa, kiraya verenin eski hale getirmek için yaptığı masrafın beş katı ceza bedelini kiracıya tebliğ edildiği tarihte, ödemenin gecikmesi durumunda sözleşmede belirtilen temerrüt faizi ile birlikte ödemeyi kabul eder.<text:s/></text:span><text:span text:style-name="T244">321</text:span></text:p>
      <text:p text:style-name="P245"><text:span text:style-name="T246">2.10 Devir – Temlik – Alt Kira – Or</text:span><text:span text:style-name="T247">tak Kiracı:<text:s/></text:span><text:span text:style-name="T248">Kiracı yazılı rıza olmadıkça, kiralananı kısmen veya tamamen gerçek ve/veya tüzel kişilere devredemez, terk edemez, kullandıramaz, alt kira yolu ile kiraya veremez, yanına ortak kiracı alamaz. Yazılı rızanın alınabilmesi<text:s/></text:span><text:span text:style-name="T249">için devir bilgisi kira</text:span><text:span text:style-name="T250">ya verene en az otuz gün öncesinde, noter marifetiyle bildirilmelidir. Kiraya verende kararını en geç üç ay içinde noter marifetiyle kiracıya bildirmek zorundadır.<text:s/></text:span><text:span text:style-name="T251">322</text:span></text:p>
      <text:p text:style-name="P252"><text:span text:style-name="T253">2.11<text:s/></text:span><text:span text:style-name="T254">Kiraya verenin devir işlemine noter kanalıyla onay vermesi durumunda;</text:span></text:p>
      <text:p text:style-name="P255"><text:span text:style-name="T256">2.11.1</text:span><text:span text:style-name="T257"><text:s/>Devred</text:span><text:span text:style-name="T258">en kiracı; devir alan kiracının mecuru tahliye edeceği tarihe kadar, bu sözleşme kapmasındaki tüm borç ve sorumluluklarına devir alan kiracı ile birlikte müteselsil kefil olduğunu kabul ve taahhüt etmiştir.</text:span></text:p>
      <text:p text:style-name="P259"><text:span text:style-name="T260">2.11.2</text:span><text:span text:style-name="T261"><text:s/>Devreden kiracı, sonradan muaccel olacak k</text:span><text:span text:style-name="T262">ira bedellerinden, kira konusunun sözleşmeye aykırı kullanılmasından doğan zararlardan ve kiraya verenin, kira sözleşmesini herhangi bir sebeple feshetmesi halinde, doğan zararlardan ve tazminatlardan da devir alan kiracı ile birlikte, kira bedelinin 10 (o</text:span><text:span text:style-name="T263">n) katı miktara kadar olan kısmına müteselsil sorumlu olacaktır.</text:span></text:p>
      <text:p text:style-name="P264"><text:span text:style-name="T265">2.11.3</text:span><text:span text:style-name="T266"><text:s/>Kira bedeli kiraya veren tarafından devir sırasında yeniden belirlenecek ve devreden kiracıya devrettiği tarih<text:s/></text:span><text:soft-page-break/><text:span text:style-name="T267">itibarı ile ödediği kiradan varsa kalan kira bedeli iade edilecektir. Dev</text:span><text:span text:style-name="T268">ralan kiracının kira bedelini nakit ödemesi ile sözleşme yapılacaktır. Oluşan her türlü zarardan devreden ve devralan kiracı müteselsil sorumlu olacaktır.<text:s/></text:span><text:span text:style-name="T269">323-4</text:span></text:p>
      <text:p text:style-name="P270"><text:span text:style-name="T271">2.11.4</text:span><text:span text:style-name="T272"><text:s/>Devralan kiracı, kira bedelinin yarısı kadar güvence bedeli ödeyecektir. Devreden ve dev</text:span><text:span text:style-name="T273">ralan kiracıların güvence bedelleri, devralan kiracı ile sözleşme yasal olarak sona erdiğinde varsa borçları düşüldükten sonra birlikte iade edilir.</text:span></text:p>
      <text:p text:style-name="P274"><text:span text:style-name="T275">2.12 Kiralananın kullanılmaması:<text:s/></text:span><text:span text:style-name="T276">Normal veya mücbir bir sebeple, mecur kullanılmasa veya sınırlı olarak kul</text:span><text:span text:style-name="T277">lanılsa bile kiracı, kira bedelini ve yan giderleri ödemekle yükümlüdür. İşbu sözleşme pandemi koşulları göz önünde bulundurularak düzenlenmiştir.<text:s/></text:span><text:span text:style-name="T278">Kiracı kiralananı kapalı tutamaz. Kullanmamazlık edemez.<text:s/></text:span><text:span text:style-name="T279">324</text:span></text:p>
      <text:p text:style-name="P280"><text:span text:style-name="T281">2.12 Tahliye ve Kiralayana Teslim:<text:s/></text:span><text:span text:style-name="T282">Kiralananın kiracı tarafından kendi isteğiyle tahliyesi</text:span><text:span text:style-name="T283">,</text:span><text:span text:style-name="T284"><text:s/></text:span><text:span text:style-name="T285">fesih dönemi ve fesih<text:s/></text:span><text:span text:style-name="T286">bildirim</text:span><text:span text:style-name="T287"><text:s/>sürelerine uyularak ve noter marifeti</text:span><text:span text:style-name="T288"><text:s/>ile yapılacaktır.</text:span><text:span text:style-name="T289"><text:s/>Anahtar teslimi ise bir tutanakla yapılacaktır.</text:span></text:p>
      <text:p text:style-name="P290"/>
      <text:p text:style-name="P291"><text:span text:style-name="T292">MADDE 3 – KİRA BEDELİ, ÖDENME TARİHİ ve<text:s/></text:span><text:span text:style-name="T293">DİĞER ÖDEMELER</text:span></text:p>
      <text:p text:style-name="P294"><text:span text:style-name="T295">3.1. Kira Bedeli ve Ödenme Tarihi:</text:span><text:span text:style-name="T296"><text:s/>İ</text:span><text:span text:style-name="T297">şbu sözleşmede belirlenen kira bedeli, vergiler hariç net bedeldir ve kira başlangıç tarihinde peşin olarak, uzayan her dönemde ise “artış” maddesi uygulanarak uzayan kira dönemi başlangıç tarihinde peşin<text:s/></text:span><text:span text:style-name="T298">olarak, “Ödeme Şekli” maddesine uygun şekilde ödenecektir.</text:span></text:p>
      <text:p text:style-name="P299"><text:span text:style-name="T300">3.1.2 Ödeme Şekli:<text:s/></text:span><text:span text:style-name="T301">Her türlü ödeme; kiraya verenin belirleyeceği banka şubesine kiracı ve kiraya veren veya vekili ile birlikte gidilerek, “kira ödemesidir” açıklaması yapılarak, kiraya verenin ban</text:span><text:span text:style-name="T302">ka hesabına yatırılması ile yapılacaktır. Ödemenin kiracı tarafından, sebebin ne olduğuna bakılmaksızın ve kiracının inisiyatifine bağlı olarak; bankadan havale veya EFT, PTT havalesi, isme havale, İcra Dairesine ödeme de dahil ve benzeri şekilde yapılması</text:span><text:span text:style-name="T303"><text:s/>durumunda; kira bedelinin kiraya verenin nakit olarak eline veya havale yoluyla kiraya verenin banka hesabına geçtiği tarih, ödemenin yapıldığı tarih olarak kabul edilecek; yapılan her türlü ödemenin hangi sebeple olursa olsun kiraya verenin hesabına geçi</text:span><text:span text:style-name="T304">şinin gecikmesi, kiracının sorumluluğunda ve temerrüdüne sebep olacaktır. İcra Dairesi ile ilgili işlemlerde dahi, ödeme İcra Dairesi hesabına değil, yukarıda açıklandığı şekilde, kiracı ve kiraya verenin birlikte banka şubesinde veya sorumluluk kiracıya a</text:span><text:span text:style-name="T305">it olmak üzere havale ve benzeri yollarla yapılacak, İcra Dairesine banka havale makbuzu ibra edilerek işlem yapılabilecektir. Kiracının bir mecburiyet olmamasına rağmen, ödeme kanalı olarak İcra Dairesine kiraya veren adına ödeme yapmayı seçmesi durumunda</text:span><text:span text:style-name="T306">, İcra Dairesinden kiraya verenin hesabına yapılacak ödemelerin gecikmesi kiracının sorumluluğunda olacak ve temerrüde sebep olarak kabul edilecektir.</text:span></text:p>
      <text:p text:style-name="P307"><text:span text:style-name="T308">3.1.3</text:span><text:span text:style-name="T309"><text:s/>İşbu sözleşme veya bağlı ekleri ile ödeme tarihi belirlenen kira bedeli veya yan gider ödemelerinde</text:span><text:span text:style-name="T310">ki gecikme, ihtara gerek olmadan temerrüde ve işbu sözleşmeyle oranı belirlenen temerrüt faizine sebep olacaktır.</text:span></text:p>
      <text:p text:style-name="P311"><text:span text:style-name="T312">3.1.4</text:span><text:span text:style-name="T313"><text:s/>Varsa ay</text:span><text:span text:style-name="T314">lık yapılacak ödemeleri, kiracı her ayın en geç 6. günü peşin ödemekle yükümlüdür.<text:s/></text:span><text:span text:style-name="T315">313-4</text:span></text:p>
      <text:p text:style-name="P316"><text:span text:style-name="T317">3.1.5</text:span><text:span text:style-name="T318"><text:s/>Ödeme vadesi sözleşme ve eklerind</text:span><text:span text:style-name="T319">e belirlenen ödemelerin düzenli olarak zamanında yapılmamış olması ve kiraya verenin bu ödemeleri ihtirazı kayıt bildirimi yapmadan alması, kiraya verenin sözleşmede belirlenen koşuldan vazgeçtiği, olayın teamül haline geldiği anlamına gelmez. İşbu sözleşm</text:span><text:span text:style-name="T320">ede belirlenen ödemelerin kiracı tarafından bir kısmının peşin ödenmesi üzerine kiraya verenin ödemenin peşin olma koşulundan vazgeçtiği anlamına gelmez. Peşin ödemenin zamanında yapılmayan kısmı için temerrüt oluşur.</text:span></text:p>
      <text:p text:style-name="P321"><text:span text:style-name="T322">3.2. Temerrüt:</text:span><text:span text:style-name="T323"><text:s/>İşbu sözleşme ile belir</text:span><text:span text:style-name="T324">lenen ödemeler kira başlangıç tarihinde, uzayan dönemler için yapılacak ödemeler ise uzayan dönem kira başlangıç tarihinde ödenmezse temerrüt oluşur.<text:s/></text:span><text:span text:style-name="T325">Uzayan dönemlerde, zamanında yapılmayan ödemeler, herhangi bir ihtara veya bildirime gerek olmadan, kiraya</text:span><text:span text:style-name="T326"><text:s/>veren tarafından ihtirazı kayıtla alınmış kabul edilecektir. Ödemenin kabul edilmesi temerrüdü ortadan kaldırmaz.<text:s/></text:span><text:span text:style-name="T327">Ödeme için çek veya senet keşide edilmiş ise,</text:span><text:span text:style-name="T328"><text:s/></text:span><text:span text:style-name="T329">bu tip belgeler ihtar yerine sayılacak, ödeme vadesinde yapılmamışsa, temerrüt başlangıç tarihi</text:span><text:span text:style-name="T330"><text:s/>belgenin keşide tarihi olarak uygulanacaktır.<text:s/></text:span><text:span text:style-name="T331">315</text:span></text:p>
      <text:p text:style-name="P332"><text:span text:style-name="T333">3.3. Temerrüt Faizi:</text:span><text:span text:style-name="T334"><text:s/>Sözleşme ve eklerine bağlı olarak, sözleşme süresi içerisinde, tahliye döneminde veya sonrasında, sözleşme sona erse veya herhangi bir sebeple fesih edilse dahi, yapılacak ödemelerde o</text:span><text:span text:style-name="T335">luşan gecikmelerde; TUİK tarafından, temerrüdün oluştuğu ay başlangıç ayı olmak üzere, temerrüt tarihinden önceki on iki aylık dönem içinde açıklanan, “bir önceki aya göre değişim oranı” en yüksek olan aya ait TÜFE değişim oranının iki katı, aylık temerrüt</text:span><text:span text:style-name="T336"><text:s/>faizi olarak uygulanacaktır. Her durumda temerrüt faizi, yasal temerrüt faizinin<text:s/></text:span><text:span text:style-name="T337">en az</text:span><text:span text:style-name="T338"><text:s/>iki katı olarak uygulanacaktır.</text:span></text:p>
      <text:p text:style-name="P339"><text:span text:style-name="T340">3.3. Giderler-Yan Giderler-İndirim-Tazminat:</text:span><text:span text:style-name="T341"><text:s/>Elektrik, su vb. giderler kiracıya aittir.<text:s/></text:span><text:span text:style-name="T342">Kiracı, yan giderlere katlanmakla ve</text:span><text:span text:style-name="T343"><text:s/>her ayın 6.</text:span><text:span text:style-name="T344"><text:s/>günü ödemekle yükümlüdür.<text:s/></text:span><text:span text:style-name="T345">Kiracı, kira süresi boyunca ve sonrasında, sözleşmede belirlenen kira bedelinde, mücbir sebepler dahil, herhangi bir sebeple indirim yapılmasını veya herhangi bir koşulda tazminat isteyemez.</text:span><text:span text:style-name="T346"><text:s/></text:span><text:span text:style-name="T347">303-314</text:span></text:p>
      <text:p text:style-name="P348"><text:span text:style-name="T349">3.4 Vergiler:<text:s/></text:span><text:span text:style-name="T350">Kiralanan ile il</text:span><text:span text:style-name="T351">gili varsa; zorunlu sigorta, kira stopaj vergisi, çtv, her türlü vergi, yan giderler ve benzeri yükümlülüklere kiracı katlanır.<text:s/></text:span><text:span text:style-name="T352">Kiracı, kanuni süresinde vergi, harç vb. mükellefiyetlerini yerine getirmediği takdirde kiraya veren adına tahakkuk edebilecek o</text:span><text:span text:style-name="T353">lan ceza, faiz, tazminat ve gecikme zamlarından, mecuru tahliye ettikten sonra dahi sorumlu olacağını kabul eder.<text:s/></text:span><text:span text:style-name="T354">Sadece</text:span><text:span text:style-name="T355"><text:s/>kiralanana ait kültür, arsa ve bina vergileri kiraya veren tarafından ödenir.<text:s/></text:span><text:span text:style-name="T356">302</text:span></text:p>
      <text:soft-page-break/>
      <text:p text:style-name="P357"><text:span text:style-name="T358">3.5</text:span><text:span text:style-name="T359"><text:s/>Kiracı hiçbir koşulda kiraya verenden<text:s/></text:span><text:span text:style-name="T360">tazminat talep edemez.<text:s/></text:span><text:span text:style-name="T361">331</text:span></text:p>
      <text:p text:style-name="P362"><text:span text:style-name="T363">3.6<text:s/></text:span><text:span text:style-name="T364">Kiracı, sözleşmenin sona ermesi halinde, s</text:span><text:span text:style-name="T365">özleşmeye aykırı kullanmadan doğacak zararları giderecektir.<text:s/></text:span><text:span text:style-name="T366">334</text:span></text:p>
      <text:p text:style-name="P367"><text:span text:style-name="T368">3.7 Güvence bedeli:<text:s/></text:span><text:span text:style-name="T369">Kiracı üç aylık kira bedeli güvence bedeli verecektir. Güvence bedeli, herhangi bir ihtar veya ihb</text:span><text:span text:style-name="T370">ar bildirimine gerek olmadan, kira başlangıç tarihini izleyen doksan gün içerisinde kiracı tarafından kanuna uygun şekilde ödenecektir. Güvence bedelinin belirlenen süre içerisinde ödenmemesi, süre sonuna kadar olan süre içerisinde açılabilecek tahliye dav</text:span><text:span text:style-name="T371">ası için ihtar ve ihbara gerek olmadan temerrüt sebebidir. Bu kural uzayan kira dönemlerinde, sözleşmede belirlenen güvence bedeline ”artış” maddesi uygulanması ile oluşacak güvence bedeli farkı, uzayan dönem kira başlangıç tarihini izleyen bir aylık süre<text:s/></text:span><text:span text:style-name="T372">içerisinde ek güvence bedeli olarak kanunun öngördüğü şekilde ödenecektir. Verilen bir aylık sürede ödenmemesi durumunda ise dönem sonuna kadar açılabilecek tahliye davası için temerrüt sebebi olacaktır. Kiraya veren tarafından, güvence bedelinin geri öden</text:span><text:span text:style-name="T373">mesinde herhangi bir fark veya faiz ödenmez.<text:s/></text:span><text:span text:style-name="T374">342</text:span></text:p>
      <text:p text:style-name="P375"><text:span text:style-name="T376">3.8.</text:span><text:span text:style-name="T377"><text:s/>Kiracı aidat, elektrik, su, doğalgaz, çevre temizlik vergisi gibi kullanımdan kaynaklanan sair giderleri ödemeyi kabul ve taahhüt eder. Kiracı varsa, elektrik, su, doğalgaz, telefon aboneliklerini derha</text:span><text:span text:style-name="T378">l devralmakla yükümlüdür. Sözleşme<text:s/></text:span><text:span text:style-name="T379">süresi içerisinde</text:span><text:span text:style-name="T380"><text:s/>tahakkuk edecek, elektrik, su, doğalgaz, aidat vs. tüm giderlerden kiracı sorumlu olacaktır.</text:span></text:p>
      <text:p text:style-name="P381"><text:span text:style-name="T382">3.9.</text:span><text:span text:style-name="T383"><text:s/>Kiracı, kiralanan yerin kira süresince kullanımı ve kira süresinin bitiminde<text:s/></text:span><text:span text:style-name="T384">boşaltılması sırasında üçüncü şahıslara vereceği zararlar da dahil olmak üzere her türlü zarar ve ziyandan münhasıran</text:span><text:span text:style-name="T385"><text:s/></text:span><text:span text:style-name="T386">sorumludur. Doğmuş ve/veya doğacak herhangi bir zarar ve ziyan kiracının onay ya da izni aranmaksızın kiraya veren tarafından karşılanarak</text:span><text:span text:style-name="T387"><text:s/>varsa güvence bedelinden mahsup edilebilir. Ancak verilen güvence bedelinin zarar, ziyanı karşılamaması durumunda, kiracı güvence bedelini aşan zarar ve ziyanı ayrıca tazmin etmeyi ve “ceza” ödemeyi peşinen kabul, beyan ve taahhüt eder.</text:span></text:p>
      <text:p text:style-name="P388"><text:span text:style-name="T389">3.10.</text:span><text:span text:style-name="T390"><text:s/>Kiracı mecur</text:span><text:span text:style-name="T391">un yönetim planını, güvenlik tedbirlerini, işletme projesini, kira başlangıcında okumuştur, bilgisi dahilindedir, bunlara istisnasız uyacak, bu hususlardan doğacak yükümlülüklerini yerine getirecek ve kiraya vereni,<text:s/></text:span><text:span text:style-name="T392">kiralanan ile ilgili gelişmelerden zaman</text:span><text:span text:style-name="T393">ında haberdar edecektir. Aksi halde gelecek zararlardan kendisi sorumlu olacaktır. Kiracı kiralanan bağımsız bölümün bulunduğu yapıdaki ortak alanlara kiraya verenin yazılı onayı olmaksızın müdahalede bulunamaz, kullanamaz.</text:span></text:p>
      <text:p text:style-name="P394"><text:span text:style-name="T395">3.11. Artış:</text:span><text:span text:style-name="T396"><text:s/>Arsa niteliğindeki<text:s/></text:span><text:span text:style-name="T397">mecurda, kira bedeli “Asgari Ücret’e” bağlı olacak, kira başlangıç tarihine veya kira süresine bakılmaksızın “Asgari Ücret’e” yapılacak olan her artışa bağlı olarak, “Asgari Ücret” artış oranında artırılacaktır. “Asgari Ücret’te” artış olduğu her durumda,<text:s/></text:span><text:span text:style-name="T398">kira dönemi süre sonuna kadar olan fark hesap edilerek, artışın yürürlüğe girdiği tarih itibarı ile kiraya verene ödenecektir. Kira bedeli farkı zamanında ödenmezse temerrüt oluşur, ödenmeyen miktara işbu sözleşmeyle belirlenen temerrüt faizi oranında fark</text:span><text:span text:style-name="T399"><text:s/>eklenerek ödenecektir. Zamanında ödenmeyen farkın sonradan ödenmesi, ihbar ve ihtara gerek olmadan kiraya veren tarafından ihtirazı kayıtla alınmış kabul edilecektir. Her hâlükârda artış oranı TUIK ’in açıkladığı, on iki aylık ortalamalara göre TUFE değiş</text:span><text:span text:style-name="T400">im oranının altında olmayacaktır. Her beş yıllık süre sonunda piyasa şartlarına göre kira artışı TUFE ‘den bağımsız yeniden belirlenecektir.<text:s/></text:span><text:span text:style-name="T401">344</text:span></text:p>
      <text:p text:style-name="P402"/>
      <text:p text:style-name="P403"><text:span text:style-name="T404">MADDE 4 - DİĞER</text:span></text:p>
      <text:p text:style-name="P405"><text:span text:style-name="T406">4.1. Mücbir Sebep:<text:s/></text:span><text:span text:style-name="T407">Doğal afet veya ülkenin dahil olduğu savaşın mücbir sebep kabul edilebilmes</text:span><text:span text:style-name="T408">i ancak ilgili Bakanlık tarafından bu hususun mücbir sebep olarak ilan edilmesi halinde, belirlediği süre boyunca mümkündür. Taşınmazda meydana gelebilecek yangın, su basması, tahribat vb. hallerden doğan zarar ve ziyan kiracı tarafından tazmin edilecektir</text:span><text:span text:style-name="T409">.</text:span></text:p>
      <text:p text:style-name="P410"><text:span text:style-name="T411">4.2. Şahit:</text:span><text:span text:style-name="T412"><text:s/>Şahit, sözleşmeyi imzalayan kişinin sözleşmede adı geçen kişi olduğuna ve işbu sözleşmeyi yanında imzaladığına şahitlik ettiğini kabul ve beyan etmiştir. Kiracı tüzel bir kişilik ise firma imza yetkilisi şahsen şahittir ve bu sözleşmeye attığ</text:span><text:span text:style-name="T413">ı imza ile, sözleşme şartlarına uyulmaması ve/veya bu sözleşmeyle bağlantılı tahliye taahhütnamesi vb. belgeler ile ortaya çıkabilecek her türlü maddi ve manevi zararların karşılanması hususunda, tüzel kişilik olan kiracı ile birlikte şahsi olarak, işbu sö</text:span><text:span text:style-name="T414">zleşme kapsamında ve varsa uzayan dönemlerde de tahakkuk edebilecek her türlü ödemeden de müteselsil sorumlu olacağını kabul, taahhüt ve beyan etmiştir.<text:s/></text:span></text:p>
      <text:p text:style-name="P415"/>
      <text:p text:style-name="P416"><text:span text:style-name="T417">MADDE 5 – ÖZEL ŞARTLAR</text:span></text:p>
      <text:p text:style-name="P418"><text:span text:style-name="T419">4.3<text:s/></text:span><text:span text:style-name="T420">Kiralanan yer<text:s/></text:span><text:span text:style-name="T421">60<text:s/></text:span><text:span text:style-name="T422">m2 çatılı işyeridir.<text:s/></text:span><text:span text:style-name="T423">Klima,</text:span><text:span text:style-name="T424"><text:s/>ferforje merdiven,</text:span><text:span text:style-name="T425"><text:s/>t</text:span><text:span text:style-name="T426">uvalet</text:span><text:span text:style-name="T427"><text:s/>ve lavabo</text:span><text:span text:style-name="T428"><text:s/></text:span><text:span text:style-name="T429">vardır.<text:s/></text:span><text:span text:style-name="T430">Elektrik ve su<text:s/></text:span><text:span text:style-name="T431">abonesi vardır.</text:span></text:p>
      <text:p text:style-name="P432"><text:span text:style-name="T433"><text:s/></text:span></text:p>
      <text:p text:style-name="P434"><text:span text:style-name="T435">İşbu akitteki bilgilerin doğruluğunu ve sözleşmenin tüm şartlarına uyacağımı,<text:s/></text:span><text:span text:style-name="T436">uyuşmazlıkların çözümü için Tokat Adliyesi Mahkeme ve İcra Dairelerinin salahiyetini</text:span><text:span text:style-name="T437"><text:s/>peşinen kabul ettiğimi, işbu sözleşmeyi okuduktan so</text:span><text:span text:style-name="T438">nra hür irademle imzaladığımı, beyan, kabul ve taahhüt ederim.</text:span></text:p>
      <text:p text:style-name="P439"/>
      <text:p text:style-name="P440"/>
      <text:p text:style-name="P441"/>
      <text:p text:style-name="P442"/>
      <text:p text:style-name="P443"><text:span text:style-name="T444">EK SÖZLEŞME</text:span><text:span text:style-name="T445"><text:s/>–<text:s/></text:span><text:span text:style-name="T446">TAAHHÜTNAME</text:span></text:p>
      <text:p text:style-name="P447"/>
      <text:p text:style-name="P448"><text:span text:style-name="T449">Taahhüdün imzalandığı tarih <text:s/></text:span><text:span text:style-name="T450"><text:tab/>:</text:span></text:p>
      <text:p text:style-name="P451"/>
      <text:p text:style-name="P452">MECURUN</text:p>
      <text:p text:style-name="P453">Taahhüt edilen tahliye tarihi<text:tab/>:</text:p>
      <text:p text:style-name="P454"/>
      <text:p text:style-name="P455"/>
      <text:p text:style-name="P456">İlk kira başlangıç tarihi<text:tab/><text:tab/>:<text:tab/></text:p>
      <text:p text:style-name="P457"/>
      <text:p text:style-name="P458"/>
      <text:p text:style-name="P459">İlk kira bedeli<text:tab/><text:tab/><text:tab/>:</text:p>
      <text:p text:style-name="P460"/>
      <text:p text:style-name="P461"/>
      <text:p text:style-name="P462">Adresi<text:tab/><text:tab/><text:tab/><text:tab/>:</text:p>
      <text:p text:style-name="P463"/>
      <text:p text:style-name="P464"/>
      <text:p text:style-name="P465">Taahhüdün Konusu<text:tab/><text:tab/>:<text:s/>Bu taahhütname belirlenen tarihte kiracı tarafından mecurun tahliyesi hususundadır.</text:p>
      <text:p text:style-name="P466"/>
      <text:p text:style-name="P467"/>
      <text:p text:style-name="P468"/>
      <text:p text:style-name="P469"><text:span text:style-name="T470"><text:tab/>İşbu taahhütname ile halen tahtı icarımda bulunan mecuru; belirlediğimiz tarihte, aramızda imzaladığımız kira sözleşmesinin şartlarına bağlı kalarak, hiçbir kanuni mera</text:span><text:span text:style-name="T471">sime, ihtar ve protesto keşidesine, cevap itasına, tebliğ ve tebellüğe, hiçbir hüküm istihsaline ve mahkemeden ilam almaya hacet kalmaksızın kayıtsız ve şartsız olarak boşaltmayı, tahliye etmeyi kesin olarak</text:span><text:span text:style-name="T472"><text:s/>hür irademle beyan, kabul ve taahhüt ediyorum.</text:span></text:p>
      <text:p text:style-name="P473"/>
      <text:p text:style-name="P474"><text:span text:style-name="T475"><text:tab/>Gününde tahliye edemediğim veya etmediğim<text:s/></text:span><text:span text:style-name="T476">geçen her gün için,<text:s/></text:span><text:span text:style-name="T477">TUIK ’in açıkladığı on iki aylık ortalamalara göre TUFE değişim oranında güncellenmiş sözleşmeyle belirlediğimiz</text:span><text:span text:style-name="T478"><text:s/></text:span><text:span text:style-name="T479">yıllık kira bedelinin yüzde biri oranında (%1) günlük ceza bedeli ödemeyi, kiraya veren veya yetkili kanuni vekili tarafından aleyhime yapılacak, her türlü icra takibat ve mahkeme ma</text:span><text:span text:style-name="T480">srafları, avukatlık ücretleri, noter giderleri ve benzeri tüm ücretlerinde tamamen şahsım tarafından karşılanacağını şimdiden kabul, beyan ve taahhüt ediyorum.<text:s/></text:span></text:p>
      <text:p text:style-name="P481"/>
      <text:p text:style-name="P482"><text:span text:style-name="T483">İşbu taahhütnameyi imzaladığım tarih itibarı ile kiraya verenden kira bedeli dahil hiçbir alacağ</text:span><text:span text:style-name="T484">ım kalmamıştır. İşbu taahhütnameyi hür irademle okudum ve imzalıyorum.</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text:span text:style-name="T504">ABONE GEREKTİREN DURUMLAR</text:span><text:span text:style-name="T505"><text:s/>VE DİĞER ŞARTLAR İÇİN EK SÖZLEŞME</text:span></text:p>
      <text:p text:style-name="P506"/>
      <text:p text:style-name="P507">Kiralanan Tek bir parselde birden fazla kiracı barındıran bir yapıdadır. Tek tapu olması<text:s/>nedeniyle her kiracı için ayrı bir abone kanunen mümkün değildir. Bu nedenle elektrik ve su ortak kullanım şartları ile kullanılabilecektir.</text:p>
      <text:list text:style-name="LFO2" text:continue-numbering="true">
        <text:list-item>
          <text:p text:style-name="P508">ELEKTRİK<text:tab/><text:tab/><text:tab/><text:tab/><text:tab/><text:tab/><text:tab/><text:tab/><text:tab/><text:tab/><text:tab/><text:tab/></text:p>
        </text:list-item>
      </text:list>
      <text:p text:style-name="P509"><text:span text:style-name="T510">Mecurda tek bir elektrik abonesi bulunmaktadır. Elektrik ödemeleri süzme sayaç<text:s/></text:span><text:span text:style-name="T511">yazarları hesaplanarak kiraya veren tarafından tahsil edilerek işletmeye ödenecektir. Ödemeler her ayın 6. Günü yapılacaktır. Kiraya veren elektrik bedellerinin belirlenmesinde fatura miktarını ve süzme sayaç yazarlarını dikkate alarak tahsilat yapacaktır.</text:span><text:span text:style-name="T512"><text:s/>Kiralananda bulunan ana pano ve elektrik tesisatı, aşağıdaki şartlar dahilinde kiracı tarafından ücretsiz olarak kullanılacaktır.</text:span></text:p>
      <text:list text:style-name="LFO3" text:continue-numbering="true">
        <text:list-item>
          <text:p text:style-name="P513"><text:span text:style-name="T514">Kiracı, kiraya verene ait abone ve pano üzerinden elektrik kullanımı sağlayacaktır.</text:span></text:p>
        </text:list-item>
        <text:list-item>
          <text:p text:style-name="P515"><text:span text:style-name="T516">Kiracının aylık elektrik tüketimi bir süz</text:span><text:span text:style-name="T517">me sayaç ile kayıt altına alınacaktır.</text:span></text:p>
        </text:list-item>
        <text:list-item>
          <text:p text:style-name="P518"><text:span text:style-name="T519">Ana panodan kiracıya 100 amperlik sigorta ile enerji verilmektedir.</text:span></text:p>
        </text:list-item>
        <text:list-item>
          <text:p text:style-name="P520">Kiracı kendine ait elektrik sayacından sonra, kullanacağı elektrikli aletlerin korunması amaçlı, ana panoda kendisine tahsis edilen sigorta da dahil<text:s/>olmak üzere, sigorta, termik, kontaktör, röle vb. gibi gerekli olan tesisat malzemelerini tesisatına eklemekle yükümlüdür. Bu gibi harcamalar kiraya verenden istenemez.</text:p>
        </text:list-item>
        <text:list-item>
          <text:p text:style-name="P521">Kiracının ekipmanlarında ana panoda kendisine tahsis edilen sigorta ve sayaç da dahil olmak üzere oluşabilecek elektrik tesisatı kaynaklı arızaların sorumluluğu tamamen kiracıya aittir.</text:p>
        </text:list-item>
        <text:list-item>
          <text:p text:style-name="P522">Kiracı ana panoda kendisine ait sigortadan sonraki tesisat ve ekipmanlarda oluşabilecek arızalardan münferiden sorumludur.</text:p>
        </text:list-item>
        <text:list-item>
          <text:p text:style-name="P523">Ana panoda oluşabilecek arızalardan, panodan enerji sağlayan tüm kiracılar müştereken sorumludur.</text:p>
        </text:list-item>
        <text:list-item>
          <text:p text:style-name="P524">Teminat bedeli, her kira döneminde en yüksek 2 fatura tutarı kadardır ve kiracı her dönem oluşan farkı ödemekle yükümlüdür. Ödeme peşin yapılmadığı takdirde aylık elektrik ödemesi ile birlikte<text:s/>taksitle alınır.</text:p>
        </text:list-item>
        <text:list-item>
          <text:p text:style-name="P525">Teminat bedeli, kira bitiminde borcu olmaması durumunda kiracıya, ödediği miktar kadar iade edilecektir. Teminat iadesinde fiyat farkı, faiz vb. uygulanmaz.</text:p>
        </text:list-item>
      </text:list>
      <text:list text:style-name="LFO2">
        <text:list-item text:start-value="1">
          <text:p text:style-name="P526">SU<text:tab/><text:tab/><text:tab/><text:tab/><text:tab/><text:tab/><text:tab/><text:tab/><text:tab/><text:tab/><text:tab/><text:tab/><text:tab/></text:p>
          <text:list text:continue-numbering="true">
            <text:list-item>
              <text:p text:style-name="P527">Kiralananda ön ödemeli su sayacı kullanıldığından her<text:s/>kiracı payına düşen aylık su kullanım ücretini kiraya verene peşin ödemekle yükümlüdür.</text:p>
            </text:list-item>
            <text:list-item>
              <text:p text:style-name="P528">Her ay mecurda düzenli bulunan her kişi için en az bir ton su bedeli kiraya verene ödenecektir. Toplanan paranın yetmemesi durumunda ek su parası toplanabilir.</text:p>
            </text:list-item>
            <text:list-item>
              <text:p text:style-name="P529">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530">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531">Mecurda trapez sac çatı vardır. Hava durumuna bağlı olarak sac çatı, doğası gereği 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532"/>
      <text:p text:style-name="P533">Diğer Şartlar:</text:p>
      <text:p text:style-name="P534"/>
      <text:p text:style-name="P535"/>
      <text:p text:style-name="P5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P7"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dem DUMAN</text:span></text:p>
        <text:p text:style-name="P7">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3-09T08:25:00Z</dc:date>
    <meta:print-date>2023-11-02T07:25:00Z</meta:print-date>
    <meta:template xlink:href="Normal" xlink:type="simple"/>
    <meta:editing-cycles>29</meta:editing-cycles>
    <meta:editing-duration>PT74820S</meta:editing-duration>
    <meta:document-statistic meta:page-count="6" meta:paragraph-count="48" meta:word-count="3663" meta:character-count="24500" meta:row-count="174" meta:non-whitespace-character-count="20885"/>
  </office:meta>
</office:document-meta>
</file>